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833333333333335in"/>
    </style:style>
    <style:style style:name="co3" style:family="table-column">
      <style:table-column-properties fo:break-before="auto" style:column-width="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Unit</text:p>
          </table:table-cell>
          <table:table-cell table:style-name="ce21" office:value-type="string">
            <text:p>Officers Assigned</text:p>
          </table:table-cell>
        </table:table-row>
        <table:table-row table:style-name="ro2">
          <table:table-cell table:style-name="ce21" office:value-type="string">
            <text:p>Patrol</text:p>
          </table:table-cell>
          <table:table-cell table:style-name="ce21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Criminal Investigations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pecial Investigations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Neighborhood Enforcement Team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dministration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Office of Professional Standards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89">
            <text:p>1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